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lita One" svg:font-family="'Lili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lita One" fo:font-size="20pt" officeooo:rsid="00019275" officeooo:paragraph-rsid="0001927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lita One" fo:font-size="20pt" officeooo:rsid="00019275" officeooo:paragraph-rsid="00019275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officeooo:paragraph-rsid="00019275"/>
    </style:style>
    <style:style style:name="P4" style:family="paragraph" style:parent-style-name="Standard">
      <style:paragraph-properties fo:text-align="start" style:justify-single-word="false"/>
      <style:text-properties officeooo:rsid="00028190" officeooo:paragraph-rsid="00028190"/>
    </style:style>
    <style:style style:name="P5" style:family="paragraph" style:parent-style-name="Standard">
      <style:paragraph-properties fo:text-align="start" style:justify-single-word="false"/>
      <style:text-properties style:font-name="Lilita One" fo:font-size="20pt" officeooo:rsid="00019275" officeooo:paragraph-rsid="00019275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lita One" fo:font-size="20pt" officeooo:rsid="00055ed1" officeooo:paragraph-rsid="00055ed1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paragraph-rsid="00019275"/>
    </style:style>
    <style:style style:name="P8" style:family="paragraph" style:parent-style-name="Standard">
      <style:paragraph-properties fo:text-align="start" style:justify-single-word="false"/>
      <style:text-properties officeooo:rsid="00055ed1" officeooo:paragraph-rsid="00055ed1"/>
    </style:style>
    <style:style style:name="T1" style:family="text">
      <style:text-properties style:font-name="Lilita One" fo:font-size="20pt" style:font-size-asian="20pt" style:font-size-complex="20pt"/>
    </style:style>
    <style:style style:name="T2" style:family="text">
      <style:text-properties style:font-name="Lilita One" fo:font-size="20pt" officeooo:rsid="00019275" style:font-size-asian="20pt" style:font-size-complex="20pt"/>
    </style:style>
    <style:style style:name="T3" style:family="text">
      <style:text-properties officeooo:rsid="00055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eaux pour titi</text:p>
      <text:p text:style-name="P2"/>
      <text:p text:style-name="P3"><text:span text:style-name="T2">Valise : </text:span><text:a xlink:type="simple" xlink:href="https://biy.ly/valisetiti" text:style-name="Internet_20_link" text:visited-style-name="Visited_20_Internet_20_Link"><text:span text:style-name="T2">Lien amazon</text:span></text:a></text:p>
      <text:p text:style-name="P3"><text:span text:style-name="T2">Tablette : </text:span><text:a xlink:type="simple" xlink:href="http://bit.ly/tablettetiti" text:style-name="Internet_20_link" text:visited-style-name="Visited_20_Internet_20_Link"><text:span text:style-name="T2">Lien Amazon</text:span></text:a></text:p>
      <text:p text:style-name="P3"><text:span text:style-name="T2">Hoverboard : </text:span><text:a xlink:type="simple" xlink:href="http://bit.ly/hoverboardtiti" text:style-name="Internet_20_link" text:visited-style-name="Visited_20_Internet_20_Link"><text:span text:style-name="T2">Lien Auchan</text:span></text:a></text:p>
      <text:p text:style-name="P3"><text:span text:style-name="T2">Truc en plus pour le hoverboard : </text:span><text:a xlink:type="simple" xlink:href="http://bit.ly/plusprbrdtiti" text:style-name="Internet_20_link" text:visited-style-name="Visited_20_Internet_20_Link"><text:span text:style-name="T2">Lien Amazon</text:span></text:a></text:p>
      <text:p text:style-name="P8"><text:span text:style-name="T2">J</text:span><text:span text:style-name="T1">eu switch : </text:span><text:a xlink:type="simple" xlink:href="https://www.amazon.fr/dp/B08GZ54RLL/?coliid=I2HPS78Q9UY9VQ&amp;colid=21BW533RNOA8R&amp;psc=1&amp;ref_=lv_ov_lig_dp_it" text:style-name="Internet_20_link" text:visited-style-name="Visited_20_Internet_20_Link"><text:span text:style-name="T1">Lien Amazon</text:span></text:a></text:p>
      <text:p text:style-name="P6">Gaine pour les cables : <text:a xlink:type="simple" xlink:href="https://www.amazon.fr/dp/B07SJ47RRK/?coliid=I1IX19GD0BINZ5&amp;colid=21BW533RNOA8R&amp;psc=1&amp;ref_=lv_ov_lig_dp_it" text:style-name="Internet_20_link" text:visited-style-name="Visited_20_Internet_20_Link">Lien Amazon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(</text:span><text:span text:style-name="T2">J’</text:span><text:span text:style-name="T1">en profite pour dire que j’ai trouvé mon prochain tel : </text:span><text:a xlink:type="simple" xlink:href="http://bit.ly/prochainteltiti" text:style-name="Internet_20_link" text:visited-style-name="Visited_20_Internet_20_Link"><text:span text:style-name="T1">chez auchan</text:span></text:a><text:span text:style-name="T1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lita One" svg:font-family="'Lilita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6:38:59.904000000</meta:creation-date>
    <dc:date>2021-04-22T17:15:46.708000000</dc:date>
    <meta:editing-duration>PT9M1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8" meta:word-count="49" meta:character-count="258" meta:non-whitespace-character-count="217"/>
  </office:meta>
</office:document-meta>
</file>